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</style:style>
    <style:style style:name="P5" style:parent-style-name="Normal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-0.60903in" svg:y="-0.67153in" svg:width="5.85417in" svg:height="2.2604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<draw:frame draw:z-index="251660288" draw:style-name="a1" draw:name="Image 3" text:anchor-type="paragraph" svg:x="-0.65069in" svg:y="2.69375in" svg:width="6.82292in" svg:height="1.96875in" style:rel-width="scale" style:rel-height="scale"><draw:image xlink:href="media/image2.png" xlink:type="simple" xlink:show="embed" xlink:actuate="onLoad"/><svg:title/><svg:desc/></draw:frame><draw:frame draw:z-index="251659264" draw:style-name="a2" draw:name="Image 2" text:anchor-type="paragraph" svg:x="-0.62986in" svg:y="0.82917in" svg:width="6.67708in" svg:height="1.65625in" style:rel-width="scale" style:rel-height="scale"><draw:image xlink:href="media/image3.png" xlink:type="simple" xlink:show="embed" xlink:actuate="onLoad"/><svg:title/><svg:desc/></draw:frame></text:p>
      <text:soft-page-break/>
      <text:p text:style-name="P2"><draw:frame draw:z-index="251661312" draw:style-name="a3" draw:name="Image 4" text:anchor-type="paragraph" svg:x="0.33889in" svg:y="-0.39028in" svg:width="6.15625in" svg:height="1.5833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z-index="251662336" draw:style-name="a4" draw:name="Image 5" text:anchor-type="paragraph" svg:x="0.34375in" svg:y="0.17292in" svg:width="6.40625in" svg:height="1.9895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z-index="251663360" draw:style-name="a5" draw:name="Image 6" text:anchor-type="paragraph" svg:x="0.34375in" svg:y="0.30903in" svg:width="5.94792in" svg:height="2.27083in" style:rel-width="scale" style:rel-height="scale"><draw:image xlink:href="media/image6.png" xlink:type="simple" xlink:show="embed" xlink:actuate="onLoad"/><svg:title/><svg:desc/></draw:frame></text:p>
      <text:p text:style-name="Normal"/>
      <text:p text:style-name="P3"/>
      <text:soft-page-break/>
      <text:p text:style-name="Normal"><draw:frame draw:style-name="a6" draw:name="Image 7" text:anchor-type="as-char" svg:x="0in" svg:y="0in" svg:width="5.25in" svg:height="1.7395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<draw:frame draw:z-index="251664384" draw:style-name="a7" draw:name="Image 8" text:anchor-type="paragraph" svg:x="-0.00486in" svg:y="0.00486in" svg:width="5.26042in" svg:height="1.90625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6432" draw:style-name="a8" draw:name="Image 10" text:anchor-type="paragraph" svg:x="0.00556in" svg:y="0.00556in" svg:width="5.98958in" svg:height="2.07292in" style:rel-width="scale" style:rel-height="scale"><draw:image xlink:href="media/image9.png" xlink:type="simple" xlink:show="embed" xlink:actuate="onLoad"/><svg:title/><svg:desc/></draw:frame></text:p>
      <text:p text:style-name="P4"/>
      <text:soft-page-break/>
      <text:p text:style-name="Normal"><draw:frame draw:z-index="251668480" draw:style-name="a9" draw:name="Image 12" text:anchor-type="paragraph" svg:x="-0.03611in" svg:y="0.00486in" svg:width="4.61458in" svg:height="1.125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<draw:frame draw:style-name="a10" draw:name="Image 13" text:anchor-type="as-char" svg:x="0in" svg:y="0in" svg:width="5.67708in" svg:height="1.125in" style:rel-width="scale" style:rel-height="scale"><draw:image xlink:href="media/image11.png" xlink:type="simple" xlink:show="embed" xlink:actuate="onLoad"/><svg:title/><svg:desc/></draw:frame></text:p>
      <text:p text:style-name="P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7456" draw:style-name="a11" draw:name="Image 11" text:anchor-type="paragraph" svg:x="0in" svg:y="-0.51528in" svg:width="6.20833in" svg:height="3.64583in" style:rel-width="scale" style:rel-height="scale"><draw:image xlink:href="media/image12.png" xlink:type="simple" xlink:show="embed" xlink:actuate="onLoad"/><svg:title/><svg:desc/></draw:frame><draw:frame draw:z-index="251665408" draw:style-name="a12" draw:name="Image 9" text:anchor-type="paragraph" svg:x="0.02083in" svg:y="3.26528in" svg:width="6.10417in" svg:height="2.26042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UDERETTE Allan</meta:initial-creator>
    <dc:creator>COUDERETTE Allan</dc:creator>
    <meta:creation-date>2020-09-21T13:05:00Z</meta:creation-date>
    <dc:date>2020-09-21T13:14:00Z</dc:date>
    <meta:template xlink:href="Normal.dotm" xlink:type="simple"/>
    <meta:editing-cycles>2</meta:editing-cycles>
    <meta:editing-duration>PT540S</meta:editing-duration>
    <meta:document-statistic meta:page-count="5" meta:paragraph-count="1" meta:word-count="9" meta:character-count="58" meta:row-count="1" meta:non-whitespace-character-count="50"/>
  </office:meta>
</office:document-meta>
</file>